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itical componen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Link mag</text:p>
          </table:table-cell>
          <table:table-cell office:value-type="string" calcext:value-type="string">
            <text:p>Modeled</text:p>
          </table:table-cell>
        </table:table-row>
        <table:table-row table:style-name="ro1">
          <table:table-cell/>
          <table:table-cell office:value-type="string" calcext:value-type="string">
            <text:p>Power jack</text:p>
          </table:table-cell>
          <table:table-cell/>
          <table:table-cell office:value-type="string" calcext:value-type="string">
            <text:p><text:span text:style-name="T1"><text:a xlink:href="https://www.mouser.fr/ProductDetail/Switchcraft/721RA?qs=fAHHVMwC%252Bbhk8SLavNG04w%3D%3D" xlink:type="simple">721RA</text:a></text:span>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XLR</text:p>
          </table:table-cell>
          <table:table-cell/>
          <table:table-cell office:value-type="string" calcext:value-type="string">
            <text:p><text:a xlink:href="https://www.mouser.fr/ProductDetail/Neutrik/NC3FD-H?qs=erV61lVMmP%252BHHACBFsS3MA%3D%3D" xlink:type="simple">NC3FD-H</text:a>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Output jack</text:p>
          </table:table-cell>
          <table:table-cell/>
          <table:table-cell office:value-type="string" calcext:value-type="string">
            <text:p><text:a xlink:href="https://www.mouser.fr/ProductDetail/Amphenol-Audio/ACJM-MC?qs=iwHot8dqce2hM%2FBnyVIv%2FA%3D%3D" xlink:type="simple">ACJM-MC</text:a>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<text:a xlink:href="https://www.conrad.fr/p/cellule-simple-de-batterie-37-v-850-mah-17500-15-c-cellule-simple-non-pertinent-1396979" xlink:type="simple">17500</text:a>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Battery holder</text:p>
          </table:table-cell>
          <table:table-cell/>
          <table:table-cell office:value-type="string" calcext:value-type="string">
            <text:p><text:a xlink:href="https://www.mouser.fr/ProductDetail/Keystone-Electronics/54?qs=73q%2FgRcW4F3NakoJDesViw%3D%3D" xlink:type="simple">534-54</text:a>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Footswitch</text:p>
          </table:table-cell>
          <table:table-cell/>
          <table:table-cell office:value-type="string" calcext:value-type="string">
            <text:p><text:a xlink:href="https://www.mouser.fr/ProductDetail/Alpha-Taiwan/SF12011F-0202-20R-M-050?qs=8%252Br4Hz5Xir9g1JR460gwdQ%3D%3D" xlink:type="simple">SF12011F-0202-20R-M-050</text:a>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string" calcext:value-type="string">
            <text:p>Pot Ga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 T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t Vo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 bypas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 Charg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d Charg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. case</text:p>
          </table:table-cell>
          <table:table-cell/>
          <table:table-cell office:value-type="string" calcext:value-type="string">
            <text:p><text:a xlink:href="https://www.conrad.fr/p/boitier-universel-hammond-electronics-1590trpb-aluminium-incolore-112-x-7896-x-392-1-pcs-539150" xlink:type="simple">1590TRPB</text:a>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0:16:21.415000000</meta:creation-date>
    <meta:generator>LibreOffice/7.1.2.2$Windows_X86_64 LibreOffice_project/8a45595d069ef5570103caea1b71cc9d82b2aae4</meta:generator>
    <dc:date>2021-05-27T16:17:48.819000000</dc:date>
    <meta:editing-duration>PT1H18M35S</meta:editing-duration>
    <meta:editing-cycles>3</meta:editing-cycles>
    <meta:document-statistic meta:table-count="1" meta:cell-count="31" meta:object-count="0"/>
  </office:meta>
</office:document-meta>
</file>